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1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style:paragraph-properties fo:break-before="auto" fo:break-after="auto"/>
    </style:style>
    <style:style style:name="P24" style:family="paragraph" style:parent-style-name="Standard">
      <style:paragraph-properties fo:margin-top="0.1665in" fo:margin-bottom="0.1665in" loext:contextual-spacing="false" fo:line-height="100%" fo:break-before="auto" fo:break-after="auto"/>
    </style:style>
    <style:style style:name="P25" style:family="paragraph" style:parent-style-name="Standard">
      <style:paragraph-properties fo:margin-top="0.1665in" fo:margin-bottom="0.1665in" loext:contextual-spacing="false" fo:line-height="100%" fo:text-align="start" style:justify-single-word="false" fo:break-before="auto" fo:break-after="auto"/>
    </style:style>
    <style:style style:name="P26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27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2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29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0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 fo:break-before="auto" fo:break-after="auto"/>
    </style:style>
    <style:style style:name="P31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32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3" style:family="paragraph" style:parent-style-name="Standard" style:list-style-name="WWNum1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 fo:break-before="auto" fo:break-after="auto"/>
    </style:style>
    <style:style style:name="P34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 fo:break-before="auto" fo:break-after="auto"/>
    </style:style>
    <style:style style:name="P35" style:family="paragraph" style:parent-style-name="Standard">
      <style:paragraph-properties fo:margin-left="0.5in" fo:margin-right="0in" fo:margin-top="0.1665in" fo:margin-bottom="0.1665in" loext:contextual-spacing="false" fo:line-height="100%" fo:text-align="start" style:justify-single-word="false" fo:text-indent="0in" style:auto-text-indent="false" fo:break-before="auto" fo:break-after="auto"/>
    </style:style>
    <style:style style:name="P3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37" style:family="paragraph" style:parent-style-name="Heading_20_1">
      <style:paragraph-properties fo:margin-left="0.3in" fo:margin-right="0in" fo:text-indent="0in" style:auto-text-indent="false" fo:break-before="auto" fo:break-after="auto"/>
    </style:style>
    <style:style style:name="P38" style:family="paragraph" style:parent-style-name="Heading_20_1" style:list-style-name="WWNum4">
      <style:paragraph-properties fo:break-before="auto" fo:break-after="auto"/>
    </style:style>
    <style:style style:name="P39" style:family="paragraph" style:parent-style-name="Heading_20_2" style:list-style-name="WWNum4">
      <style:paragraph-properties fo:break-before="auto" fo:break-after="auto"/>
    </style:style>
    <style:style style:name="P40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1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font-weight="bold" style:font-weight-asian="bold"/>
    </style:style>
    <style:style style:name="T28" style:family="text">
      <style:text-properties style:text-underline-style="solid" style:text-underline-width="auto" style:text-underline-color="font-color" fo:font-weight="bold" style:font-weight-asian="bold"/>
    </style:style>
    <style:style style:name="T29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 text:name="_aczyuw2yex2w"/><text:span text:style-name="T1">Introducción a Learning Analytics con ejemplos prácticos</text:span><text:span text:style-name="T3"><text:line-break/></text:span><text:span text:style-name="T4">UD 05. Actividades entregables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6">Autor: Sergi García Barea</text:span></text:p>
      <text:p text:style-name="P4"><text:span text:style-name="T6">Actualizado Octubre 2021</text:span></text:p>
      <text:p text:style-name="P6"/>
      <text:p text:style-name="P5"><text:span text:style-name="T7">Licencia</text:span></text:p>
      <text:p text:style-name="P8"/>
      <text:p text:style-name="P7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11">Nomenclatura</text:span></text:p>
      <text:p text:style-name="P10"><text:span text:style-name="T12">A lo largo de este tema se utilizarán distintos símbolos para distinguir elementos importantes dentro del contenido. Estos símbolos son:</text:span></text:p>
      <text:p text:style-name="P11"/>
      <text:p text:style-name="P12"><text:span text:style-name="T16">📖 </text:span><text:span text:style-name="T13">Importante</text:span></text:p>
      <text:p text:style-name="P13"/>
      <text:p text:style-name="P12"><text:span text:style-name="T17">❕</text:span><text:span text:style-name="T14"> </text:span><text:span text:style-name="T13">Atención</text:span></text:p>
      <text:p text:style-name="P13"/>
      <text:p text:style-name="P12"><text:span text:style-name="T15">💬</text:span><text:span text:style-name="T13"> Interesante</text:span></text:p>
      <text:p text:style-name="P37"/>
      <text:p text:style-name="P14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soft-page-break/><text:span text:style-name="T19">1. </text:span><text:a xlink:type="simple" xlink:href="#_ge43nvu7ywtj" text:style-name="Index_20_Link" text:visited-style-name="Index_20_Link"><text:span text:style-name="T10">Introducción</text:span></text:a><text:span text:style-name="T10"><text:tab/>3</text:span></text:p>
          <text:p text:style-name="P19"><text:span text:style-name="T20">2. </text:span><text:a xlink:type="simple" xlink:href="#_gl9ahjtrfkw" text:style-name="Index_20_Link" text:visited-style-name="Index_20_Link"><text:span text:style-name="T10">Actividad entregable 1</text:span></text:a><text:span text:style-name="T10"><text:tab/>3</text:span></text:p>
          <text:p text:style-name="P21"><text:span text:style-name="T20">2.1. </text:span><text:a xlink:type="simple" xlink:href="#_3b0iftts1ukx" text:style-name="Index_20_Link" text:visited-style-name="Index_20_Link"><text:span text:style-name="T10">¿Qué debo entregar para aprobar la actividad 1?</text:span></text:a><text:span text:style-name="T10"><text:tab/>3</text:span></text:p>
          <text:p text:style-name="P19"><text:span text:style-name="T20">3. </text:span><text:a xlink:type="simple" xlink:href="#_d06tpuiket48" text:style-name="Index_20_Link" text:visited-style-name="Index_20_Link"><text:span text:style-name="T10">Actividad entregable 2</text:span></text:a><text:span text:style-name="T10"><text:tab/>3</text:span></text:p>
          <text:p text:style-name="P21"><text:span text:style-name="T20">3.1. </text:span><text:a xlink:type="simple" xlink:href="#_twu3urrppt77" text:style-name="Index_20_Link" text:visited-style-name="Index_20_Link"><text:span text:style-name="T10">¿Qué debo entregar para aprobar la actividad 2?</text:span></text:a><text:span text:style-name="T10"><text:tab/>4</text:span></text:p>
          <text:p text:style-name="P19"><text:span text:style-name="T20">4. </text:span><text:a xlink:type="simple" xlink:href="#_fa5ivv3bwuvh" text:style-name="Index_20_Link" text:visited-style-name="Index_20_Link"><text:span text:style-name="T10">Actividad entregable 3</text:span></text:a><text:span text:style-name="T10"><text:tab/>4</text:span></text:p>
          <text:p text:style-name="P22"><text:span text:style-name="T20">4.1. </text:span><text:a xlink:type="simple" xlink:href="#_up5hy2qsd15x" text:style-name="Index_20_Link" text:visited-style-name="Index_20_Link"><text:span text:style-name="T10">¿Qué debo entregar para aprobar la actividad 3?</text:span></text:a><text:span text:style-name="T10"><text:tab/>5</text:span></text:p>
        </text:index-body>
      </text:table-of-content>
      <text:p text:style-name="P17"><text:span text:style-name="T21">UD0</text:span><text:span text:style-name="T22">5</text:span><text:span text:style-name="T23">. </text:span><text:span text:style-name="T22">Actividades entregables</text:span></text:p>
      <text:list xml:id="list4092603373" text:style-name="WWNum4">
        <text:list-item>
          <text:p text:style-name="P38"><text:bookmark text:name="_ge43nvu7ywtj"/>Introducción</text:p>
        </text:list-item>
      </text:list>
      <text:p text:style-name="P20">En esta unidad vamos a proponer entregas relacionadas con el análisis de cuestionarios.</text:p>
      <text:list xml:id="list55046022265503" text:continue-numbering="true" text:style-name="WWNum4">
        <text:list-item>
          <text:p text:style-name="P38"><text:bookmark text:name="_gl9ahjtrfkw"/>Actividad entregable 1</text:p>
        </text:list-item>
      </text:list>
      <text:p text:style-name="P25">Supón que has tras haber realizado el cuestionario propuesto en <text:span text:style-name="T27">“Caso de estudio 1</text:span>” de esta unidad y haber realizado la semana de repaso, <text:span text:style-name="T28">has realizado el examen al alumnado</text:span>.</text:p>
      <text:p text:style-name="P25">Al realizar dicho examen, has observado que un porcentaje significativo del alumnado (alrededor del 70% del alumnado) ha obtenido unas notas muy similares a las obtenidas en el cuestionario de entrenamiento, mientras que un 10% ha aumentado sus notas muy significativamente.</text:p>
      <text:p text:style-name="P25">Asimismo, hay un 20% del alumnado cuya nota no solo no ha mejorado, sino que ha empeorado significativamente.</text:p>
      <text:p text:style-name="P25">¿Qué hipótesis plantearías para explicar este fenómeno?</text:p>
      <text:list xml:id="list55045985626441" text:continue-numbering="true" text:style-name="WWNum4">
        <text:list-item>
          <text:list>
            <text:list-item>
              <text:p text:style-name="P39"><text:bookmark text:name="_3b0iftts1ukx"/>¿Qué debo entregar para aprobar la actividad 1?</text:p>
            </text:list-item>
          </text:list>
        </text:list-item>
      </text:list>
      <text:p text:style-name="P23">Deberás entregar un texto de entre uno y tres párrafos donde plantees hipótesis de porque pueden haberse producido esos resultados en el examen. No se busca una respuesta “de libro”, cualquier reflexión fundamentada será aceptada.</text:p>
      <text:list xml:id="list55046025292833" text:continue-numbering="true" text:style-name="WWNum4">
        <text:list-item>
          <text:p text:style-name="P38"><text:bookmark text:name="_d06tpuiket48"/>Actividad entregable 2</text:p>
        </text:list-item>
      </text:list>
      <text:p text:style-name="P24">Supón que tras haber estado aplicando durante varias unidades la metodología “Flipped Classroom”, vas a realizar un cuestionario a tus 20 alumnos para conocer su opinión sobre cómo ha funcionado la metodología.</text:p>
      <text:p text:style-name="P25">La información obtenida de dicha encuesta es la siguiente</text:p>
      <text:list xml:id="list965644942" text:style-name="WWNum1">
        <text:list-item>
          <text:p text:style-name="P26"><text:span text:style-name="T27">¿Ha sido positiva la experiencia?</text:span></text:p>
          <text:list>
            <text:list-item>
              <text:p text:style-name="P33">15 alumnos contestan “Positiva”.</text:p>
            </text:list-item>
            <text:list-item>
              <text:p text:style-name="P33">5 alumnos contestan “Neutra”.</text:p>
            </text:list-item>
            <text:list-item>
              <text:p text:style-name="P33">0 alumnos contestan “Negativa”.</text:p>
            </text:list-item>
          </text:list>
        </text:list-item>
        <text:list-item>
          <text:p text:style-name="P28"><text:span text:style-name="T27">¿En los próximos temas, que metodología te gustaría usar?</text:span></text:p>
          <text:list>
            <text:list-item>
              <text:p text:style-name="P33">10 han contestado “Seguir con Flipped Classroom”.</text:p>
            </text:list-item>
            <text:list-item>
              <text:p text:style-name="P33">3 han contestado “Con la metodología tradicional”.</text:p>
            </text:list-item>
            <text:list-item>
              <text:p text:style-name="P33">7 han contestado “Me da igual”.</text:p>
            </text:list-item>
          </text:list>
        </text:list-item>
        <text:list-item>
          <text:p text:style-name="P28"><text:span text:style-name="T27">Las aclaraciones del profesor tras ver los videos me han parecido</text:span></text:p>
          <text:list>
            <text:list-item>
              <text:p text:style-name="P33">11 han contestado “Muy satisfactorias”</text:p>
            </text:list-item>
            <text:list-item>
              <text:p text:style-name="P33">5 han contestado “Suficientes”</text:p>
            </text:list-item>
            <text:list-item>
              <text:p text:style-name="P34">4 han contestado “Poco satisfactorias”</text:p>
            </text:list-item>
          </text:list>
        </text:list-item>
      </text:list>
      <text:p text:style-name="P35"/>
      <text:list xml:id="list55046569451923" text:continue-numbering="true" text:style-name="WWNum1">
        <text:list-item>
          <text:p text:style-name="P26"><text:soft-page-break/><text:span text:style-name="T27"><text:s/>¿Has tenido dificultades a la hora de visualizar los videos <text:s/>de Youtube en casa?</text:span></text:p>
          <text:list>
            <text:list-item>
              <text:p text:style-name="P33">12 alumnos contestan “Nunca”.</text:p>
            </text:list-item>
            <text:list-item>
              <text:p text:style-name="P33">4 alumnos contestan “Solo algunas veces”.</text:p>
            </text:list-item>
            <text:list-item>
              <text:p text:style-name="P33">4 alumnos contestan “La mayoría de veces”.</text:p>
            </text:list-item>
          </text:list>
        </text:list-item>
        <text:list-item>
          <text:p text:style-name="P28"><text:span text:style-name="T27">Responde solo si has tenido problemas habitualmente al visualizar los vídeos ¿Por qué?</text:span></text:p>
          <text:list>
            <text:list-item>
              <text:p text:style-name="P33">“Mala conexión a Internet”.</text:p>
            </text:list-item>
            <text:list-item>
              <text:p text:style-name="P33">“Mi móvil no tiene cobertura y a veces no tengo datos”.</text:p>
            </text:list-item>
            <text:list-item>
              <text:p text:style-name="P33">“No me funciona Youtube”.</text:p>
            </text:list-item>
            <text:list-item>
              <text:p text:style-name="P34">“A veces voy a casa de mi abuela y no tengo ordenador”.</text:p>
            </text:list-item>
          </text:list>
        </text:list-item>
      </text:list>
      <text:p text:style-name="P25">Tras analizar los datos obtenidos, queremos responder a las siguientes preguntas:</text:p>
      <text:list xml:id="list3785428068" text:style-name="WWNum3">
        <text:list-item>
          <text:p text:style-name="P27">¿Crees que los alumnos valoran positivamente la experiencia?</text:p>
        </text:list-item>
        <text:list-item>
          <text:p text:style-name="P30">¿Haciendo autocrítica, cómo crees que podría mejorarse la experiencia?</text:p>
        </text:list-item>
      </text:list>
      <text:p text:style-name="P25"/>
      <text:list xml:id="list55045988357786" text:continue-list="list55046025292833" text:style-name="WWNum4">
        <text:list-item>
          <text:list>
            <text:list-item>
              <text:p text:style-name="P39"><text:bookmark text:name="_twu3urrppt77"/>¿Qué debo entregar para aprobar la actividad 2?</text:p>
            </text:list-item>
          </text:list>
        </text:list-item>
      </text:list>
      <text:p text:style-name="P23">Deberás entregar un texto de entre dos y tres párrafos donde intentes responder las dos preguntas planteadas utilizando los datos de la encuesta. No buscamos una respuesta de libro, se valorará cualquier análisis fundamentado. </text:p>
      <text:list xml:id="list55047473492600" text:continue-numbering="true" text:style-name="WWNum4">
        <text:list-item>
          <text:p text:style-name="P38"><text:bookmark text:name="_fa5ivv3bwuvh"/>Actividad entregable 3</text:p>
        </text:list-item>
      </text:list>
      <text:p text:style-name="P23">Supón un contexto donde has propuesto una actividad a tus alumnos que consiste en crear material de refuerzo sobre un concepto que les ha tocado por sorteo.</text:p>
      <text:p text:style-name="P23">Has decidido que el formato de dicho material debe ser un video enriquecido con anotaciones y cuestionarios usando una plataforma tipo EDpuzzle o similar y que debe durar aproximadamente 6 minutos.</text:p>
      <text:p text:style-name="P23"/>
      <text:p text:style-name="P23">Supongamos que al crear el video, los alumnos ya tienen unas pautas definidas sobre cómo realizar presentaciones (como las que propusiste en anteriores entregables :D) y las han seguido a rajatabla.</text:p>
      <text:p text:style-name="P23"><text:line-break/>Con el video ya creado, los alumnos se han dado cuenta de que no tienen pautas de cómo enriquecer el video y te han consultado.</text:p>
      <text:p text:style-name="P23"/>
      <text:p text:style-name="P23">En el ejercicio se pide que indiques qué pautas les propondrías según estas matices:</text:p>
      <text:list xml:id="list2864618726" text:style-name="WWNum2">
        <text:list-item>
          <text:p text:style-name="P31">Número mínimo y máximo de cuestionarios.</text:p>
        </text:list-item>
        <text:list-item>
          <text:p text:style-name="P29">Tiempo mínimo a transcurrir entre cuestionarios.</text:p>
        </text:list-item>
        <text:list-item>
          <text:p text:style-name="P29">Número máximo de anotaciones visuales/auditivas extra.</text:p>
        </text:list-item>
        <text:list-item>
          <text:p text:style-name="P32"><text:soft-page-break/>Cualquier otra pauta que creas interesante.</text:p>
        </text:list-item>
      </text:list>
      <text:p text:style-name="P23"/>
      <text:list xml:id="list55047043610322" text:continue-list="list55047473492600" text:style-name="WWNum4">
        <text:list-item>
          <text:list>
            <text:list-item>
              <text:p text:style-name="P39"><text:bookmark text:name="_up5hy2qsd15x"/>¿Qué debo entregar para aprobar la actividad 3?</text:p>
            </text:list-item>
          </text:list>
        </text:list-item>
      </text:list>
      <text:p text:style-name="P23">Simplemente debes entregar un pequeño texto de uno o dos párrafos donde indiques las pautas que propondrías al alumno para enriquecer su vídeo de 6 minutos. No se espera una respuesta “de libro”, con tener una opinión fundamentada se dará la respuesta por váli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5</text:span><text:span text:style-name="MT2">. </text:span><text:span text:style-name="MT1">Actividades entregables</text:span></text:p>
      </style:header>
      <style:footer>
        <text:p text:style-name="MP2"><text:span text:style-name="MT1">Curso Introducción a Learning Analytics<text:tab/> <text:tab/>UD05 - Página</text:span><text:span text:style-name="MT2"> </text:span><text:page-number text:select-page="current">5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5" meta:paragraph-count="72" meta:word-count="814" meta:character-count="5046" meta:non-whitespace-character-count="4322"/>
    <meta:generator>LibreOfficeDev/6.0.5.2$Linux_X86_64 LibreOffice_project/</meta:generator>
  </office:meta>
</office:document-meta>
</file>